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1a7d2c" officeooo:paragraph-rsid="001a7d2c"/>
    </style:style>
    <style:style style:name="P2"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314326" officeooo:paragraph-rsid="00314326"/>
    </style:style>
    <style:style style:name="P3"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8543b" officeooo:paragraph-rsid="0028543b"/>
    </style:style>
    <style:style style:name="P4"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8543b" officeooo:paragraph-rsid="00321285"/>
    </style:style>
    <style:style style:name="P5"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321285" officeooo:paragraph-rsid="00321285"/>
    </style:style>
    <style:style style:name="P6"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b6a50" officeooo:paragraph-rsid="002b6a50"/>
    </style:style>
    <style:style style:name="P7"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b6a50" officeooo:paragraph-rsid="0034dbfa"/>
    </style:style>
    <style:style style:name="P8"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0dfb5d" officeooo:paragraph-rsid="00155cdd"/>
    </style:style>
    <style:style style:name="P9"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155cdd" officeooo:paragraph-rsid="00155cdd"/>
    </style:style>
    <style:style style:name="P10"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18f6d8" officeooo:paragraph-rsid="0018f6d8"/>
    </style:style>
    <style:style style:name="P11"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19a5ef" officeooo:paragraph-rsid="0019a5ef"/>
    </style:style>
    <style:style style:name="P12"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543fb" officeooo:paragraph-rsid="002543fb"/>
    </style:style>
    <style:style style:name="P13"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1f9fed" officeooo:paragraph-rsid="001f9fed"/>
    </style:style>
    <style:style style:name="P14"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61516" officeooo:paragraph-rsid="00261516"/>
    </style:style>
    <style:style style:name="P15"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875eb" officeooo:paragraph-rsid="002875eb"/>
    </style:style>
    <style:style style:name="P16" style:family="paragraph" style:parent-style-name="Standard">
      <loext:graphic-properties draw:fill="none"/>
      <style:paragraph-properties fo:margin-left="0in" fo:margin-right="0in" fo:line-height="200%" fo:text-indent="0.5in" style:auto-text-indent="false" fo:background-color="transparent"/>
      <style:text-properties style:font-name="Times New Roman" officeooo:rsid="002cc3a4" officeooo:paragraph-rsid="002cc3a4"/>
    </style:style>
    <style:style style:name="P17" style:family="paragraph" style:parent-style-name="Standard" style:master-page-name="">
      <loext:graphic-properties draw:fill="none"/>
      <style:paragraph-properties fo:margin-left="0in" fo:margin-right="0in" fo:line-height="200%" fo:text-indent="0.5in" style:auto-text-indent="false" style:page-number="auto" fo:background-color="transparent"/>
      <style:text-properties style:font-name="Times New Roman" officeooo:rsid="001a7d2c" officeooo:paragraph-rsid="001a7d2c"/>
    </style:style>
    <style:style style:name="P18" style:family="paragraph" style:parent-style-name="Standard">
      <loext:graphic-properties draw:fill="none"/>
      <style:paragraph-properties fo:margin-left="0in" fo:margin-right="0in" fo:line-height="200%" fo:text-indent="0in" style:auto-text-indent="false" fo:background-color="transparent"/>
      <style:text-properties style:font-name="Times New Roman" officeooo:rsid="002b6a50" officeooo:paragraph-rsid="0034dbfa"/>
    </style:style>
    <style:style style:name="P19" style:family="paragraph" style:parent-style-name="Standard">
      <loext:graphic-properties draw:fill="none"/>
      <style:paragraph-properties fo:margin-left="0in" fo:margin-right="0in" fo:line-height="200%" fo:text-indent="0in" style:auto-text-indent="false" fo:background-color="transparent"/>
      <style:text-properties style:font-name="Times New Roman" officeooo:rsid="00261516" officeooo:paragraph-rsid="00261516"/>
    </style:style>
    <style:style style:name="P20" style:family="paragraph" style:parent-style-name="Standard">
      <loext:graphic-properties draw:fill="none"/>
      <style:paragraph-properties fo:margin-left="0in" fo:margin-right="0in" fo:line-height="200%" fo:text-indent="0in" style:auto-text-indent="false" fo:background-color="transparent"/>
      <style:text-properties style:font-name="Times New Roman" officeooo:rsid="002653a0" officeooo:paragraph-rsid="002653a0"/>
    </style:style>
    <style:style style:name="P21"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Times New Roman" fo:font-size="14pt" officeooo:rsid="00392d3b" officeooo:paragraph-rsid="00392d3b" style:font-size-asian="12.25pt" style:font-size-complex="14pt"/>
    </style:style>
    <style:style style:name="P22" style:family="paragraph" style:parent-style-name="Standard" style:master-page-name="">
      <loext:graphic-properties draw:fill="none"/>
      <style:paragraph-properties fo:margin-left="0in" fo:margin-right="0in" fo:line-height="200%" fo:text-indent="0in" style:auto-text-indent="false" style:page-number="auto" fo:background-color="transparent"/>
      <style:text-properties style:font-name="Times New Roman" officeooo:rsid="00261516" officeooo:paragraph-rsid="00261516"/>
    </style:style>
    <style:style style:name="T1" style:family="text">
      <style:text-properties officeooo:rsid="00155cdd"/>
    </style:style>
    <style:style style:name="T2" style:family="text">
      <style:text-properties officeooo:rsid="00195b11"/>
    </style:style>
    <style:style style:name="T3" style:family="text">
      <style:text-properties officeooo:rsid="001af6c1"/>
    </style:style>
    <style:style style:name="T4" style:family="text">
      <style:text-properties officeooo:rsid="001f9fed"/>
    </style:style>
    <style:style style:name="T5" style:family="text">
      <style:text-properties officeooo:rsid="002543fb"/>
    </style:style>
    <style:style style:name="T6" style:family="text">
      <style:text-properties officeooo:rsid="002653a0"/>
    </style:style>
    <style:style style:name="T7" style:family="text">
      <style:text-properties officeooo:rsid="0027c7d3"/>
    </style:style>
    <style:style style:name="T8" style:family="text">
      <style:text-properties officeooo:rsid="0028543b"/>
    </style:style>
    <style:style style:name="T9" style:family="text">
      <style:text-properties officeooo:rsid="002875eb"/>
    </style:style>
    <style:style style:name="T10" style:family="text">
      <style:text-properties officeooo:rsid="002996ee"/>
    </style:style>
    <style:style style:name="T11" style:family="text">
      <style:text-properties officeooo:rsid="002b6a50"/>
    </style:style>
    <style:style style:name="T12" style:family="text">
      <style:text-properties officeooo:rsid="002cc3a4"/>
    </style:style>
    <style:style style:name="T13" style:family="text">
      <style:text-properties officeooo:rsid="00314326"/>
    </style:style>
    <style:style style:name="T14" style:family="text">
      <style:text-properties officeooo:rsid="00321285"/>
    </style:style>
    <style:style style:name="T15" style:family="text">
      <style:text-properties officeooo:rsid="00338380"/>
    </style:style>
    <style:style style:name="T16" style:family="text">
      <style:text-properties officeooo:rsid="0038d4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Kevin Bechman</text:p>
      <text:p text:style-name="P19">Fiction Workshop I</text:p>
      <text:p text:style-name="P20">Dr. Jeffrey Martin</text:p>
      <text:p text:style-name="P19">March <text:span text:style-name="T11">26</text:span>, 2018</text:p>
      <text:p text:style-name="P21">Lines on the Road</text:p>
      <text:p text:style-name="P8"><text:span text:style-name="T1">The sound of a door snapping shut wrenches me out of sleep, back into reality. <text:s/>I blink, blinded as my eyes struggle to adjust to the overhead lights. <text:s/>I’m collapsed in a chair, slumped against the wall.</text:span> <text:s/>My head is pounding – the glaring hallway lights refuse to let up their assault, and I <text:span text:style-name="T1">press</text:span> my <text:span text:style-name="T1">face into my hands to escape the relentless brightness. <text:s/>My mind swirls incessantly, thoughts colliding and rending; I can’t think, can’t see, can barely move. <text:s/></text:span></text:p>
      <text:p text:style-name="P9"><text:span text:style-name="T6">Where am I? <text:s/>What the hell am I doing here</text:span>? <text:s/><text:span text:style-name="T13">The lights seem dimmer as my vision adjusts; </text:span>I glance around to see whitewashed walls <text:span text:style-name="T13">with various indecipherable signs, </text:span>a<text:span text:style-name="T13">nd an</text:span> array of plush chairs, in one of which I <text:span text:style-name="T13">am</text:span> currently lodged. <text:s/>A tired-looking receptionist in pale<text:span text:style-name="T13">-blue </text:span>scrubs sits behind a sprawling desk; the scratch of her pen and shuffling papers are the only sounds aside from a dull ringing noise, <text:span text:style-name="T13">which I blearily suspect may be only in my head</text:span>. <text:s/>I take a quick look around me; I’m otherwise alone. <text:s/>A door to a nearby hallway opens and a man in a white lab coat walks out, a clipboard in his hands. <text:s/>He sidles up to the receptionist’s desk, leaning against it. <text:s/>I can’t hear what he’s saying, but a smile is playing across his face. <text:s/>Soft chuckles from some shared joke waft over from them.</text:p>
      <text:p text:style-name="P10">I’m in a hospital. <text:s/>That much my brain can comprehend. <text:s/>I try to think of my last memory, of what I was doing most recently. <text:s/><text:span text:style-name="T13">The throbbing in my head dulls slightly. <text:s/></text:span>I was in a car… I was driving. <text:s/>I remember white and yellow lines, flickering past. <text:s/>I remember <text:span text:style-name="T2">the engine roaring as I leaned on the accelerator. <text:s/>I remember the sound of glass clinking as I wrenched the steering wheel back and forth. <text:s/>The ringing in my ears sharpens.</text:span></text:p>
      <text:p text:style-name="P11"><text:soft-page-break/>Bad. <text:s/>Had I been drinking? <text:s/>I glance back up towards the receptionist’s desk. <text:s/>A few papers from her desk are on the floor, the doctor is bending to pick them up. <text:s/>She smiles at him as he hands them back, her hand brushing his. <text:s/>They stop for a moment, <text:span text:style-name="T13">gazing</text:span> at each other. <text:s/>Suddenly, a door on the other side of the room opens, and the doctor is departing. <text:s/>The person from the other side of the room – a<text:span text:style-name="T13">nother</text:span> young woman in scrubs – <text:span text:style-name="T13">strolls up</text:span> to the desk and starts chatting with the receptionist, who is busily organizing papers on her desk.</text:p>
      <text:p text:style-name="P17">I had definitely been drinking. <text:s/>I knew a hangover when I felt one. <text:s/>But why was I <text:span text:style-name="T3">in a hospital? <text:s/>Had I gotten sick? <text:s/>Had I panicked and driven here? <text:s/>I’m sure I had been at Eddy’s pad, watching the game on their new flatscreen… or had that been the night before? <text:s/>It must have been last night. <text:s/>Maybe someone else had dropped me off here after I passed out. <text:s/>In my mind’s eye, I see the flickering lines on the road, and my stomach does a bit of a turn. <text:s/>No, I wasn’t having too much trouble remembering that part; I’d definitely been driving last night. <text:s/>I glanced up again; the two nurses were still there chatting, and I could just barely make out fragments of their conversation.</text:span></text:p>
      <text:p text:style-name="P1">“… <text:span text:style-name="T14">was in bad shape… stabilized…”</text:span></text:p>
      <text:p text:style-name="P1">“… <text:span text:style-name="T4">last I checked… asleep…”</text:span></text:p>
      <text:p text:style-name="P1">“… <text:span text:style-name="T4">be</text:span> <text:span text:style-name="T4">here soon…”</text:span></text:p>
      <text:p text:style-name="P1">“… <text:span text:style-name="T13">Christ… own son…”</text:span></text:p>
      <text:p text:style-name="P12"><text:span text:style-name="T8">Somewhere, hidden down in my body, a</text:span> heart skips a beat.</text:p>
      <text:p text:style-name="P13">The receptionist looks away from the nurse, and directly at me, a gruesome expression on her face. <text:s/>The other nurse <text:span text:style-name="T5">shoots a quick, grim glance as well</text:span>, whispers something to the receptionist, and <text:span text:style-name="T5">hurries</text:span> back into one of the hallways.</text:p>
      <text:p text:style-name="P2">My son.</text:p>
      <text:p text:style-name="P14">The <text:span text:style-name="T14">pressure</text:span> <text:span text:style-name="T9">i</text:span>n my head <text:span text:style-name="T7">reaches a new intensity; I start sweating freely, my breaths coming out in choked gasps. <text:s/>I remember. <text:s/>The lines on the road flickering past, my white-knuckled hand on the wheel, foot on the accelerator, the glass bottles battering against each other as I race the ticking clock… </text:span><text:soft-page-break/><text:span text:style-name="T7">and him in the seat next to me, my other hand on his straining chest, feeling his cold, clammy skin, the dragging heartbeat, pleading with him to hold on, that we were almost there.</text:span></text:p>
      <text:p text:style-name="P3">I groan out loud, and realize I’m on the ground. <text:s/>The nurse <text:span text:style-name="T14">and doctor are both back, standing, looking right at me</text:span>, and the receptionist is speaking quickly into a phone.</text:p>
      <text:p text:style-name="P5">It can’t be.</text:p>
      <text:p text:style-name="P4">It’s not him. <text:s/>It couldn’t be him. <text:s/>I jump to my feet as the swinging doors fling open, men with uniforms and <text:span text:style-name="T11">holsters</text:span> bolting past the desk. <text:s/>I run, barging through the doors, swinging past startled nurses and patients, seeking a way out of this nightmare. <text:s/>I finally find the doors leading outside, <text:span text:style-name="T16">into the darkness</text:span>. <text:s/>I thrust my way out, footsteps flying behind me. <text:s/><text:span text:style-name="T9">I’m already in my car. <text:s/>The roar of the engine starting fills my ears, my head, burning away everything but my instinct. <text:s/>My headlights pave the way to the open road. <text:s/>I’m free.</text:span></text:p>
      <text:p text:style-name="P15">The lines on the road become a blur. <text:s/>I’<text:span text:style-name="T10">m too far, too fast for them. <text:s/>I can go anywhere, and I’m going to find my son. <text:s/>I’ll find him at home, face almost hidden below his rocket-ship blanket, lava lamp glowing protectively in the corner, warding away the monsters. <text:s/>We’ll be at the dog park; I’ll be throwing the stick, my son laughing excitedly as our puppy bounds after the piece of wood, whirling through the air. <text:s/>He’ll be giggling, running up to help the puppy as it struggles to return the stick, twice as long as its own body. <text:s/>He’ll come back with the pup hanging onto one end, him onto the other as they spin around in a tug of war. <text:s/>And I’ll be there, right there with him. <text:s/>And she’ll be there too, she’ll be laughing with us, her brown hair flitting around in the wind, the light glinting off her ring, my hand around her shoulders…</text:span></text:p>
      <text:p text:style-name="P6">The sun crests the horizon, sparking through the trees, through my windshield; it’s morning. <text:s/>I realize it’s too late.</text:p>
      <text:p text:style-name="P6">I won’t be there with him, in the park. <text:s/>I won’t be there, because <text:span text:style-name="T12">she’s not there, not anymore</text:span>, and it’s already too late. <text:s/>I’m too late for myself, <text:span text:style-name="T12">too late for her.</text:span></text:p>
      <text:p text:style-name="P16">But not too late for him. <text:s/><text:span text:style-name="T15">Not too late for my son.</text:span></text:p>
      <text:p text:style-name="P7"><text:soft-page-break/><text:span text:style-name="T12">T</text:span>he sun <text:span text:style-name="T12">glints in my rear-view mirror. <text:s/>I’m pulling to the right, down the off-ramp. <text:s/>I’m pulling into the police station. <text:s/>I’m swinging my leg out of the car. <text:s/>My head is clear. <text:s/>Cuffs are around my hands, they’re taking my picture. <text:s/>I know it’s too late for me. <text:s/>I don’t if this will help, or make things worse. <text:s/>I don’t know if I’m acting strong, or being weak. <text:s/>But until now, I’ve only been running. <text:s/></text:span></text:p>
      <text:p text:style-name="P18"><text:span text:style-name="T12"><text:tab/>I know that it’s time to st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4:14:50.780000000</meta:creation-date>
    <dc:date>2018-03-26T10:38:26.672000000</dc:date>
    <meta:editing-duration>PT3H3M1S</meta:editing-duration>
    <meta:editing-cycles>31</meta:editing-cycles>
    <meta:generator>LibreOffice/5.2.4.2$Windows_x86 LibreOffice_project/3d5603e1122f0f102b62521720ab13a38a4e0eb0</meta:generator>
    <meta:document-statistic meta:table-count="0" meta:image-count="0" meta:object-count="0" meta:page-count="4" meta:paragraph-count="27" meta:word-count="1152" meta:character-count="6247" meta:non-whitespace-character-count="5043"/>
  </office:meta>
</office:document-meta>
</file>